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sy10" svg:font-family="cmsy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567e" officeooo:paragraph-rsid="001d567e"/>
    </style:style>
    <style:style style:name="P2" style:family="paragraph" style:parent-style-name="Standard">
      <style:text-properties officeooo:rsid="001d567e" officeooo:paragraph-rsid="0021c746"/>
    </style:style>
    <style:style style:name="P3" style:family="paragraph" style:parent-style-name="Standard">
      <style:text-properties officeooo:rsid="001d567e" officeooo:paragraph-rsid="00221a71"/>
    </style:style>
    <style:style style:name="P4" style:family="paragraph" style:parent-style-name="Standard">
      <style:text-properties officeooo:rsid="001d567e" officeooo:paragraph-rsid="002251a5"/>
    </style:style>
    <style:style style:name="P5" style:family="paragraph" style:parent-style-name="Standard">
      <style:text-properties officeooo:rsid="001d567e" officeooo:paragraph-rsid="0024339b"/>
    </style:style>
    <style:style style:name="P6" style:family="paragraph" style:parent-style-name="Standard">
      <style:text-properties officeooo:rsid="001d567e" officeooo:paragraph-rsid="002589b5"/>
    </style:style>
    <style:style style:name="P7" style:family="paragraph" style:parent-style-name="Standard">
      <style:text-properties officeooo:rsid="001d567e" officeooo:paragraph-rsid="0026ed23"/>
    </style:style>
    <style:style style:name="P8" style:family="paragraph" style:parent-style-name="Standard">
      <style:text-properties officeooo:rsid="001d567e" officeooo:paragraph-rsid="0027a659"/>
    </style:style>
    <style:style style:name="P9" style:family="paragraph" style:parent-style-name="Standard">
      <style:text-properties officeooo:rsid="00221a71" officeooo:paragraph-rsid="0024339b"/>
    </style:style>
    <style:style style:name="P10" style:family="paragraph" style:parent-style-name="Standard">
      <style:text-properties officeooo:rsid="00221a71" officeooo:paragraph-rsid="00297950"/>
    </style:style>
    <style:style style:name="P11" style:family="paragraph" style:parent-style-name="Standard">
      <style:text-properties officeooo:rsid="00221a71" officeooo:paragraph-rsid="002b4fc9"/>
    </style:style>
    <style:style style:name="P12" style:family="paragraph" style:parent-style-name="Standard">
      <style:text-properties officeooo:rsid="00221a71" officeooo:paragraph-rsid="002cf3d9"/>
    </style:style>
    <style:style style:name="P13" style:family="paragraph" style:parent-style-name="Standard">
      <style:text-properties officeooo:rsid="00221a71" officeooo:paragraph-rsid="003a0f6f"/>
    </style:style>
    <style:style style:name="P14" style:family="paragraph" style:parent-style-name="Standard">
      <style:text-properties officeooo:rsid="00221a71" officeooo:paragraph-rsid="003d1a3e"/>
    </style:style>
    <style:style style:name="P15" style:family="paragraph" style:parent-style-name="Standard">
      <style:text-properties officeooo:rsid="0027a659" officeooo:paragraph-rsid="0027a659"/>
    </style:style>
    <style:style style:name="P16" style:family="paragraph" style:parent-style-name="Standard">
      <style:text-properties officeooo:rsid="0027a659" officeooo:paragraph-rsid="002dc74d"/>
    </style:style>
    <style:style style:name="P17" style:family="paragraph" style:parent-style-name="Standard">
      <style:text-properties officeooo:rsid="0027a659" officeooo:paragraph-rsid="0043ade5"/>
    </style:style>
    <style:style style:name="P18" style:family="paragraph" style:parent-style-name="Standard">
      <style:text-properties officeooo:rsid="0027a659" officeooo:paragraph-rsid="0046d94b"/>
    </style:style>
    <style:style style:name="P19" style:family="paragraph" style:parent-style-name="Standard">
      <style:text-properties fo:font-size="12pt" officeooo:rsid="001ede53" officeooo:paragraph-rsid="00221a71" style:font-size-asian="12pt" style:font-size-complex="12pt"/>
    </style:style>
    <style:style style:name="P20" style:family="paragraph" style:parent-style-name="Standard">
      <style:text-properties fo:font-size="12pt" officeooo:rsid="001ede53" officeooo:paragraph-rsid="002f779b" style:font-size-asian="12pt" style:font-size-complex="12pt"/>
    </style:style>
    <style:style style:name="P21" style:family="paragraph" style:parent-style-name="Standard">
      <style:text-properties fo:font-size="12pt" officeooo:rsid="001ede53" officeooo:paragraph-rsid="00341898" style:font-size-asian="12pt" style:font-size-complex="12pt"/>
    </style:style>
    <style:style style:name="P22" style:family="paragraph" style:parent-style-name="Standard">
      <style:text-properties fo:font-size="12pt" officeooo:rsid="001ede53" officeooo:paragraph-rsid="00355981" style:font-size-asian="12pt" style:font-size-complex="12pt"/>
    </style:style>
    <style:style style:name="P23" style:family="paragraph" style:parent-style-name="Standard">
      <style:text-properties fo:font-size="12pt" officeooo:rsid="001ede53" officeooo:paragraph-rsid="00373a24" style:font-size-asian="12pt" style:font-size-complex="12pt"/>
    </style:style>
    <style:style style:name="P24" style:family="paragraph" style:parent-style-name="Standard">
      <style:text-properties fo:font-size="12pt" officeooo:rsid="001ede53" officeooo:paragraph-rsid="0032c881" style:font-size-asian="12pt" style:font-size-complex="12pt"/>
    </style:style>
    <style:style style:name="P25" style:family="paragraph" style:parent-style-name="Standard">
      <style:text-properties fo:font-size="12pt" officeooo:rsid="001ede53" officeooo:paragraph-rsid="003b3591" style:font-size-asian="12pt" style:font-size-complex="12pt"/>
    </style:style>
    <style:style style:name="P26" style:family="paragraph" style:parent-style-name="Standard">
      <style:text-properties fo:font-size="12pt" officeooo:rsid="001ede53" officeooo:paragraph-rsid="003fa82e" style:font-size-asian="12pt" style:font-size-complex="12pt"/>
    </style:style>
    <style:style style:name="P27" style:family="paragraph" style:parent-style-name="Standard">
      <style:text-properties fo:font-size="12pt" officeooo:rsid="001ede53" officeooo:paragraph-rsid="0044eb46" style:font-size-asian="12pt" style:font-size-complex="12pt"/>
    </style:style>
    <style:style style:name="P28" style:family="paragraph" style:parent-style-name="Standard">
      <style:text-properties fo:font-size="12pt" officeooo:rsid="001ede53" officeooo:paragraph-rsid="0050bdec" style:font-size-asian="12pt" style:font-size-complex="12pt"/>
    </style:style>
    <style:style style:name="P29" style:family="paragraph" style:parent-style-name="Standard">
      <style:text-properties fo:font-size="12pt" officeooo:rsid="002589b5" officeooo:paragraph-rsid="002589b5" style:font-size-asian="12pt" style:font-size-complex="12pt"/>
    </style:style>
    <style:style style:name="P30" style:family="paragraph" style:parent-style-name="Standard">
      <style:text-properties fo:font-size="12pt" officeooo:rsid="00221a71" officeooo:paragraph-rsid="002b4fc9" style:font-size-asian="12pt" style:font-size-complex="12pt"/>
    </style:style>
    <style:style style:name="P31" style:family="paragraph" style:parent-style-name="Standard">
      <style:text-properties fo:font-size="12pt" officeooo:rsid="00221a71" officeooo:paragraph-rsid="00221a71" style:font-size-asian="12pt" style:font-size-complex="12pt"/>
    </style:style>
    <style:style style:name="P32" style:family="paragraph" style:parent-style-name="Standard">
      <style:text-properties fo:font-size="12pt" officeooo:rsid="00221a71" officeooo:paragraph-rsid="00350cb1" style:font-size-asian="12pt" style:font-size-complex="12pt"/>
    </style:style>
    <style:style style:name="P33" style:family="paragraph" style:parent-style-name="Standard">
      <style:text-properties fo:font-size="12pt" officeooo:rsid="00221a71" officeooo:paragraph-rsid="00373a24" style:font-size-asian="12pt" style:font-size-complex="12pt"/>
    </style:style>
    <style:style style:name="P34" style:family="paragraph" style:parent-style-name="Standard">
      <style:text-properties fo:font-size="12pt" officeooo:rsid="00221a71" officeooo:paragraph-rsid="0050bdec" style:font-size-asian="12pt" style:font-size-complex="12pt"/>
    </style:style>
    <style:style style:name="P35" style:family="paragraph" style:parent-style-name="Standard">
      <style:text-properties fo:font-size="12pt" officeooo:rsid="00341898" officeooo:paragraph-rsid="00221a71" style:font-size-asian="12pt" style:font-size-complex="12pt"/>
    </style:style>
    <style:style style:name="P36" style:family="paragraph" style:parent-style-name="Standard">
      <style:text-properties fo:font-size="12pt" officeooo:rsid="0028c33a" officeooo:paragraph-rsid="00350cb1" style:font-size-asian="12pt" style:font-size-complex="12pt"/>
    </style:style>
    <style:style style:name="P37" style:family="paragraph" style:parent-style-name="Standard">
      <style:text-properties fo:font-size="12pt" officeooo:rsid="003a0f6f" officeooo:paragraph-rsid="003a0f6f" style:font-size-asian="12pt" style:font-size-complex="12pt"/>
    </style:style>
    <style:style style:name="P38" style:family="paragraph" style:parent-style-name="Standard">
      <style:text-properties fo:font-size="12pt" officeooo:rsid="003f053f" officeooo:paragraph-rsid="003f053f" style:font-size-asian="12pt" style:font-size-complex="12pt"/>
    </style:style>
    <style:style style:name="P39" style:family="paragraph" style:parent-style-name="Standard">
      <style:text-properties fo:font-size="12pt" officeooo:rsid="0027a659" officeooo:paragraph-rsid="0040d963" style:font-size-asian="12pt" style:font-size-complex="12pt"/>
    </style:style>
    <style:style style:name="P40" style:family="paragraph" style:parent-style-name="Standard">
      <style:text-properties officeooo:rsid="003d1a3e" officeooo:paragraph-rsid="003d1a3e"/>
    </style:style>
    <style:style style:name="P41" style:family="paragraph" style:parent-style-name="Standard">
      <style:text-properties officeooo:rsid="003fa82e" officeooo:paragraph-rsid="004ae95f"/>
    </style:style>
    <style:style style:name="P42" style:family="paragraph" style:parent-style-name="Standard">
      <style:text-properties fo:font-size="12pt" officeooo:rsid="001ede53" officeooo:paragraph-rsid="00221a71" style:font-size-asian="12pt" style:font-size-complex="12pt"/>
    </style:style>
    <style:style style:name="P43" style:family="paragraph" style:parent-style-name="Standard">
      <style:text-properties fo:font-size="12pt" officeooo:rsid="001ede53" officeooo:paragraph-rsid="0027a659" style:font-size-asian="12pt" style:font-size-complex="12pt"/>
    </style:style>
    <style:style style:name="P44" style:family="paragraph" style:parent-style-name="Standard">
      <style:text-properties fo:font-size="12pt" officeooo:rsid="001ede53" officeooo:paragraph-rsid="002dc74d" style:font-size-asian="12pt" style:font-size-complex="12pt"/>
    </style:style>
    <style:style style:name="P45" style:family="paragraph" style:parent-style-name="Standard">
      <style:text-properties fo:font-size="12pt" officeooo:rsid="0042e9d1" officeooo:paragraph-rsid="00221a71" style:font-size-asian="12pt" style:font-size-complex="12pt"/>
    </style:style>
    <style:style style:name="P46" style:family="paragraph" style:parent-style-name="Standard">
      <style:text-properties fo:font-size="12pt" officeooo:rsid="0042e9d1" officeooo:paragraph-rsid="0024339b" style:font-size-asian="12pt" style:font-size-complex="12pt"/>
    </style:style>
    <style:style style:name="P47" style:family="paragraph" style:parent-style-name="Standard">
      <style:text-properties fo:font-size="12pt" officeooo:rsid="003973e4" officeooo:paragraph-rsid="00221a71" style:font-size-asian="12pt" style:font-size-complex="12pt"/>
    </style:style>
    <style:style style:name="P48" style:family="paragraph" style:parent-style-name="Standard">
      <style:text-properties fo:font-size="12pt" officeooo:rsid="003d1a3e" officeooo:paragraph-rsid="003d1a3e" style:font-size-asian="12pt" style:font-size-complex="12pt"/>
    </style:style>
    <style:style style:name="P49" style:family="paragraph" style:parent-style-name="Standard">
      <style:text-properties fo:font-size="12pt" officeooo:rsid="0043ade5" officeooo:paragraph-rsid="00221a71" style:font-size-asian="12pt" style:font-size-complex="12pt"/>
    </style:style>
    <style:style style:name="P50" style:family="paragraph" style:parent-style-name="Standard">
      <style:text-properties fo:font-size="12pt" officeooo:rsid="0043ade5" officeooo:paragraph-rsid="0043ade5" style:font-size-asian="12pt" style:font-size-complex="12pt"/>
    </style:style>
    <style:style style:name="P51" style:family="paragraph" style:parent-style-name="Standard">
      <style:text-properties fo:font-size="12pt" officeooo:rsid="0043ade5" officeooo:paragraph-rsid="0024339b" style:font-size-asian="12pt" style:font-size-complex="12pt"/>
    </style:style>
    <style:style style:name="P52" style:family="paragraph" style:parent-style-name="Standard">
      <style:text-properties fo:font-size="12pt" officeooo:rsid="0043ade5" officeooo:paragraph-rsid="003a0f6f" style:font-size-asian="12pt" style:font-size-complex="12pt"/>
    </style:style>
    <style:style style:name="P53" style:family="paragraph" style:parent-style-name="Standard">
      <style:text-properties fo:font-size="12pt" officeooo:rsid="0032c881" officeooo:paragraph-rsid="0024339b" style:font-size-asian="12pt" style:font-size-complex="12pt"/>
    </style:style>
    <style:style style:name="P54" style:family="paragraph" style:parent-style-name="Standard">
      <style:text-properties fo:font-size="12pt" officeooo:rsid="003a0f6f" officeooo:paragraph-rsid="0024339b" style:font-size-asian="12pt" style:font-size-complex="12pt"/>
    </style:style>
    <style:style style:name="P55" style:family="paragraph" style:parent-style-name="Standard">
      <style:text-properties fo:font-size="12pt" officeooo:rsid="003a0f6f" officeooo:paragraph-rsid="003a0f6f" style:font-size-asian="12pt" style:font-size-complex="12pt"/>
    </style:style>
    <style:style style:name="P56" style:family="paragraph" style:parent-style-name="Standard">
      <style:text-properties fo:font-size="12pt" officeooo:rsid="003a0f6f" officeooo:paragraph-rsid="00221a71" style:font-size-asian="12pt" style:font-size-complex="12pt"/>
    </style:style>
    <style:style style:name="P57" style:family="paragraph" style:parent-style-name="Standard">
      <style:text-properties fo:font-size="12pt" officeooo:rsid="004487d9" officeooo:paragraph-rsid="00221a71" style:font-size-asian="12pt" style:font-size-complex="12pt"/>
    </style:style>
    <style:style style:name="P58" style:family="paragraph" style:parent-style-name="Standard">
      <style:text-properties fo:font-size="12pt" officeooo:rsid="003f053f" officeooo:paragraph-rsid="003a0f6f" style:font-size-asian="12pt" style:font-size-complex="12pt"/>
    </style:style>
    <style:style style:name="P59" style:family="paragraph" style:parent-style-name="Standard">
      <style:text-properties fo:font-size="12pt" officeooo:rsid="003f053f" officeooo:paragraph-rsid="0027a659" style:font-size-asian="12pt" style:font-size-complex="12pt"/>
    </style:style>
    <style:style style:name="P60" style:family="paragraph" style:parent-style-name="Standard">
      <style:text-properties fo:font-size="12pt" officeooo:rsid="0048b82b" officeooo:paragraph-rsid="0027a659" style:font-size-asian="12pt" style:font-size-complex="12pt"/>
    </style:style>
    <style:style style:name="P61" style:family="paragraph" style:parent-style-name="Standard">
      <style:text-properties fo:font-size="12pt" officeooo:rsid="003fa82e" officeooo:paragraph-rsid="0046d94b" style:font-size-asian="12pt" style:font-size-complex="12pt"/>
    </style:style>
    <style:style style:name="P62" style:family="paragraph" style:parent-style-name="Standard">
      <style:text-properties fo:font-size="12pt" officeooo:rsid="003fa82e" officeooo:paragraph-rsid="0027a659" style:font-size-asian="12pt" style:font-size-complex="12pt"/>
    </style:style>
    <style:style style:name="P63" style:family="paragraph" style:parent-style-name="Standard">
      <style:text-properties fo:font-size="12pt" officeooo:rsid="003fa82e" officeooo:paragraph-rsid="0032c881" style:font-size-asian="12pt" style:font-size-complex="12pt"/>
    </style:style>
    <style:style style:name="P64" style:family="paragraph" style:parent-style-name="Standard">
      <style:text-properties fo:font-size="12pt" officeooo:rsid="003fa82e" officeooo:paragraph-rsid="002dc74d" style:font-size-asian="12pt" style:font-size-complex="12pt"/>
    </style:style>
    <style:style style:name="P65" style:family="paragraph" style:parent-style-name="Standard">
      <style:text-properties fo:font-size="12pt" officeooo:rsid="003fa82e" officeooo:paragraph-rsid="004ae95f" style:font-size-asian="12pt" style:font-size-complex="12pt"/>
    </style:style>
    <style:style style:name="P66" style:family="paragraph" style:parent-style-name="Standard">
      <style:text-properties fo:font-size="12pt" officeooo:rsid="003fa82e" officeooo:paragraph-rsid="00567aeb" style:font-size-asian="12pt" style:font-size-complex="12pt"/>
    </style:style>
    <style:style style:name="P67" style:family="paragraph" style:parent-style-name="Standard">
      <style:text-properties fo:font-size="12pt" officeooo:rsid="004932e8" officeooo:paragraph-rsid="0032c881" style:font-size-asian="12pt" style:font-size-complex="12pt"/>
    </style:style>
    <style:style style:name="P68" style:family="paragraph" style:parent-style-name="Standard">
      <style:text-properties fo:font-size="12pt" officeooo:rsid="002cf3d9" officeooo:paragraph-rsid="002cf3d9" style:font-size-asian="12pt" style:font-size-complex="12pt"/>
    </style:style>
    <style:style style:name="P69" style:family="paragraph" style:parent-style-name="Standard">
      <style:text-properties fo:font-size="12pt" officeooo:rsid="004ae95f" officeooo:paragraph-rsid="002dc74d" style:font-size-asian="12pt" style:font-size-complex="12pt"/>
    </style:style>
    <style:style style:name="P70" style:family="paragraph" style:parent-style-name="Standard">
      <style:text-properties fo:font-size="12pt" officeooo:rsid="004b717e" officeooo:paragraph-rsid="00221a71" style:font-size-asian="12pt" style:font-size-complex="12pt"/>
    </style:style>
    <style:style style:name="P71" style:family="paragraph" style:parent-style-name="Standard">
      <style:text-properties fo:font-size="12pt" officeooo:rsid="0028c33a" officeooo:paragraph-rsid="00355981" style:font-size-asian="12pt" style:font-size-complex="12pt"/>
    </style:style>
    <style:style style:name="P72" style:family="paragraph" style:parent-style-name="Standard">
      <style:text-properties fo:font-size="12pt" officeooo:rsid="0028c33a" officeooo:paragraph-rsid="00373a24" style:font-size-asian="12pt" style:font-size-complex="12pt"/>
    </style:style>
    <style:style style:name="P73" style:family="paragraph" style:parent-style-name="Standard">
      <style:text-properties fo:font-size="12pt" officeooo:rsid="0052ab9a" officeooo:paragraph-rsid="00221a71" style:font-size-asian="12pt" style:font-size-complex="12pt"/>
    </style:style>
    <style:style style:name="P74" style:family="paragraph" style:parent-style-name="Standard">
      <style:text-properties fo:font-size="12pt" officeooo:rsid="004e53b9" officeooo:paragraph-rsid="00221a71" style:font-size-asian="12pt" style:font-size-complex="12pt"/>
    </style:style>
    <style:style style:name="P75" style:family="paragraph" style:parent-style-name="Standard">
      <style:text-properties fo:font-size="12pt" officeooo:rsid="00221a71" officeooo:paragraph-rsid="00567aeb" style:font-size-asian="12pt" style:font-size-complex="12pt"/>
    </style:style>
    <style:style style:name="P76" style:family="paragraph" style:parent-style-name="Standard">
      <style:text-properties fo:font-size="12pt" officeooo:rsid="00341898" officeooo:paragraph-rsid="00221a71" style:font-size-asian="12pt" style:font-size-complex="12pt"/>
    </style:style>
    <style:style style:name="P77" style:family="paragraph" style:parent-style-name="Standard">
      <style:text-properties officeooo:rsid="001d567e" officeooo:paragraph-rsid="0054d4c6"/>
    </style:style>
    <style:style style:name="T1" style:family="text">
      <style:text-properties fo:font-size="10pt" officeooo:rsid="002251a5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8c33a" style:font-size-asian="6pt" style:font-size-complex="6pt"/>
    </style:style>
    <style:style style:name="T4" style:family="text">
      <style:text-properties fo:font-size="6pt" officeooo:rsid="001ede53" style:font-size-asian="6pt" style:font-size-complex="6pt"/>
    </style:style>
    <style:style style:name="T5" style:family="text">
      <style:text-properties fo:font-size="6pt" officeooo:rsid="002000af" style:font-size-asian="6pt" style:font-size-complex="6pt"/>
    </style:style>
    <style:style style:name="T6" style:family="text">
      <style:text-properties fo:font-size="6pt" officeooo:rsid="00221a71" style:font-size-asian="6pt" style:font-size-complex="6pt"/>
    </style:style>
    <style:style style:name="T7" style:family="text">
      <style:text-properties fo:font-size="6pt" officeooo:rsid="0024339b" style:font-size-asian="6pt" style:font-size-complex="6pt"/>
    </style:style>
    <style:style style:name="T8" style:family="text">
      <style:text-properties fo:font-size="6pt" officeooo:rsid="002589b5" style:font-size-asian="6pt" style:font-size-complex="6pt"/>
    </style:style>
    <style:style style:name="T9" style:family="text">
      <style:text-properties fo:font-size="6pt" officeooo:rsid="0027a659" style:font-size-asian="6pt" style:font-size-complex="6pt"/>
    </style:style>
    <style:style style:name="T10" style:family="text">
      <style:text-properties fo:font-size="6pt" officeooo:rsid="00297950" style:font-size-asian="6pt" style:font-size-complex="6pt"/>
    </style:style>
    <style:style style:name="T11" style:family="text">
      <style:text-properties fo:font-size="6pt" officeooo:rsid="002b4fc9" style:font-size-asian="6pt" style:font-size-complex="6pt"/>
    </style:style>
    <style:style style:name="T12" style:family="text">
      <style:text-properties fo:font-size="6pt" officeooo:rsid="002cf3d9" style:font-size-asian="6pt" style:font-size-complex="6pt"/>
    </style:style>
    <style:style style:name="T13" style:family="text">
      <style:text-properties fo:font-size="6pt" officeooo:rsid="002dc74d" style:font-size-asian="6pt" style:font-size-complex="6pt"/>
    </style:style>
    <style:style style:name="T14" style:family="text">
      <style:text-properties fo:font-size="6pt" officeooo:rsid="002f1705" style:font-size-asian="6pt" style:font-size-complex="6pt"/>
    </style:style>
    <style:style style:name="T15" style:family="text">
      <style:text-properties fo:font-size="6pt" officeooo:rsid="002f779b" style:font-size-asian="6pt" style:font-size-complex="6pt"/>
    </style:style>
    <style:style style:name="T16" style:family="text">
      <style:text-properties fo:font-size="6pt" officeooo:rsid="00314a79" style:font-size-asian="6pt" style:font-size-complex="6pt"/>
    </style:style>
    <style:style style:name="T17" style:family="text">
      <style:text-properties fo:font-size="6pt" officeooo:rsid="0032c881" style:font-size-asian="6pt" style:font-size-complex="6pt"/>
    </style:style>
    <style:style style:name="T18" style:family="text">
      <style:text-properties fo:font-size="6pt" officeooo:rsid="00341898" style:font-size-asian="6pt" style:font-size-complex="6pt"/>
    </style:style>
    <style:style style:name="T19" style:family="text">
      <style:text-properties fo:font-size="6pt" officeooo:rsid="00350cb1" style:font-size-asian="6pt" style:font-size-complex="6pt"/>
    </style:style>
    <style:style style:name="T20" style:family="text">
      <style:text-properties fo:font-size="6pt" officeooo:rsid="00355981" style:font-size-asian="6pt" style:font-size-complex="6pt"/>
    </style:style>
    <style:style style:name="T21" style:family="text">
      <style:text-properties fo:font-size="6pt" officeooo:rsid="00373a24" style:font-size-asian="6pt" style:font-size-complex="6pt"/>
    </style:style>
    <style:style style:name="T22" style:family="text">
      <style:text-properties fo:font-size="6pt" officeooo:rsid="003b3591" style:font-size-asian="6pt" style:font-size-complex="6pt"/>
    </style:style>
    <style:style style:name="T23" style:family="text">
      <style:text-properties fo:font-size="6pt" officeooo:rsid="003d1a3e" style:font-size-asian="6pt" style:font-size-complex="6pt"/>
    </style:style>
    <style:style style:name="T24" style:family="text">
      <style:text-properties fo:font-size="6pt" officeooo:rsid="003fa82e" style:font-size-asian="6pt" style:font-size-complex="6pt"/>
    </style:style>
    <style:style style:name="T25" style:family="text">
      <style:text-properties fo:font-size="6pt" officeooo:rsid="0040d963" style:font-size-asian="6pt" style:font-size-complex="6pt"/>
    </style:style>
    <style:style style:name="T26" style:family="text">
      <style:text-properties fo:font-size="6pt" officeooo:rsid="0043ade5" style:font-size-asian="6pt" style:font-size-complex="6pt"/>
    </style:style>
    <style:style style:name="T27" style:family="text">
      <style:text-properties fo:font-size="6pt" officeooo:rsid="0044eb46" style:font-size-asian="6pt" style:font-size-complex="6pt"/>
    </style:style>
    <style:style style:name="T28" style:family="text">
      <style:text-properties fo:font-size="6pt" officeooo:rsid="0046d94b" style:font-size-asian="6pt" style:font-size-complex="6pt"/>
    </style:style>
    <style:style style:name="T29" style:family="text">
      <style:text-properties fo:font-size="6pt" officeooo:rsid="0050bdec" style:font-size-asian="6pt" style:font-size-complex="6pt"/>
    </style:style>
    <style:style style:name="T30" style:family="text">
      <style:text-properties fo:font-size="6pt" officeooo:rsid="00567aeb" style:font-size-asian="6pt" style:font-size-complex="6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8c33a" style:font-size-asian="12pt" style:font-size-complex="12pt"/>
    </style:style>
    <style:style style:name="T33" style:family="text">
      <style:text-properties fo:font-size="12pt" officeooo:rsid="001ede53" style:font-size-asian="12pt" style:font-size-complex="12pt"/>
    </style:style>
    <style:style style:name="T34" style:family="text">
      <style:text-properties fo:font-size="12pt" officeooo:rsid="0021c746" style:font-size-asian="12pt" style:font-size-complex="12pt"/>
    </style:style>
    <style:style style:name="T35" style:family="text">
      <style:text-properties fo:font-size="12pt" officeooo:rsid="00221a71" style:font-size-asian="12pt" style:font-size-complex="12pt"/>
    </style:style>
    <style:style style:name="T36" style:family="text">
      <style:text-properties fo:font-size="12pt" officeooo:rsid="002251a5" style:font-size-asian="12pt" style:font-size-complex="12pt"/>
    </style:style>
    <style:style style:name="T37" style:family="text">
      <style:text-properties fo:font-size="12pt" officeooo:rsid="0024339b" style:font-size-asian="12pt" style:font-size-complex="12pt"/>
    </style:style>
    <style:style style:name="T38" style:family="text">
      <style:text-properties fo:font-size="12pt" officeooo:rsid="0027cd00" style:font-size-asian="12pt" style:font-size-complex="12pt"/>
    </style:style>
    <style:style style:name="T39" style:family="text">
      <style:text-properties fo:font-size="12pt" officeooo:rsid="002589b5" style:font-size-asian="12pt" style:font-size-complex="12pt"/>
    </style:style>
    <style:style style:name="T40" style:family="text">
      <style:text-properties fo:font-size="12pt" officeooo:rsid="0026ed23" style:font-size-asian="12pt" style:font-size-complex="12pt"/>
    </style:style>
    <style:style style:name="T41" style:family="text">
      <style:text-properties fo:font-size="12pt" officeooo:rsid="0027a659" style:font-size-asian="12pt" style:font-size-complex="12pt"/>
    </style:style>
    <style:style style:name="T42" style:family="text">
      <style:text-properties fo:font-size="12pt" officeooo:rsid="00297950" style:font-size-asian="12pt" style:font-size-complex="12pt"/>
    </style:style>
    <style:style style:name="T43" style:family="text">
      <style:text-properties fo:font-size="12pt" officeooo:rsid="002b4fc9" style:font-size-asian="12pt" style:font-size-complex="12pt"/>
    </style:style>
    <style:style style:name="T44" style:family="text">
      <style:text-properties fo:font-size="12pt" officeooo:rsid="002cf3d9" style:font-size-asian="12pt" style:font-size-complex="12pt"/>
    </style:style>
    <style:style style:name="T45" style:family="text">
      <style:text-properties fo:font-size="12pt" officeooo:rsid="002dc74d" style:font-size-asian="12pt" style:font-size-complex="12pt"/>
    </style:style>
    <style:style style:name="T46" style:family="text">
      <style:text-properties fo:font-size="12pt" officeooo:rsid="002f1705" style:font-size-asian="12pt" style:font-size-complex="12pt"/>
    </style:style>
    <style:style style:name="T47" style:family="text">
      <style:text-properties fo:font-size="12pt" officeooo:rsid="0032c881" style:font-size-asian="12pt" style:font-size-complex="12pt"/>
    </style:style>
    <style:style style:name="T48" style:family="text">
      <style:text-properties fo:font-size="12pt" officeooo:rsid="003973e4" style:font-size-asian="12pt" style:font-size-complex="12pt"/>
    </style:style>
    <style:style style:name="T49" style:family="text">
      <style:text-properties fo:font-size="12pt" officeooo:rsid="003a0f6f" style:font-size-asian="12pt" style:font-size-complex="12pt"/>
    </style:style>
    <style:style style:name="T50" style:family="text">
      <style:text-properties fo:font-size="12pt" officeooo:rsid="003b3591" style:font-size-asian="12pt" style:font-size-complex="12pt"/>
    </style:style>
    <style:style style:name="T51" style:family="text">
      <style:text-properties fo:font-size="12pt" officeooo:rsid="003d1a3e" style:font-size-asian="12pt" style:font-size-complex="12pt"/>
    </style:style>
    <style:style style:name="T52" style:family="text">
      <style:text-properties fo:font-size="12pt" officeooo:rsid="003f053f" style:font-size-asian="12pt" style:font-size-complex="12pt"/>
    </style:style>
    <style:style style:name="T53" style:family="text">
      <style:text-properties fo:font-size="12pt" officeooo:rsid="003fa82e" style:font-size-asian="12pt" style:font-size-complex="12pt"/>
    </style:style>
    <style:style style:name="T54" style:family="text">
      <style:text-properties fo:font-size="12pt" officeooo:rsid="0042e9d1" style:font-size-asian="12pt" style:font-size-complex="12pt"/>
    </style:style>
    <style:style style:name="T55" style:family="text">
      <style:text-properties fo:font-size="12pt" officeooo:rsid="00432364" style:font-size-asian="12pt" style:font-size-complex="12pt"/>
    </style:style>
    <style:style style:name="T56" style:family="text">
      <style:text-properties fo:font-size="12pt" officeooo:rsid="0043ade5" style:font-size-asian="12pt" style:font-size-complex="12pt"/>
    </style:style>
    <style:style style:name="T57" style:family="text">
      <style:text-properties fo:font-size="12pt" officeooo:rsid="0044eb46" style:font-size-asian="12pt" style:font-size-complex="12pt"/>
    </style:style>
    <style:style style:name="T58" style:family="text">
      <style:text-properties fo:font-size="12pt" officeooo:rsid="0046d94b" style:font-size-asian="12pt" style:font-size-complex="12pt"/>
    </style:style>
    <style:style style:name="T59" style:family="text">
      <style:text-properties fo:font-size="12pt" officeooo:rsid="0048b82b" style:font-size-asian="12pt" style:font-size-complex="12pt"/>
    </style:style>
    <style:style style:name="T60" style:family="text">
      <style:text-properties fo:font-size="12pt" officeooo:rsid="004ae95f" style:font-size-asian="12pt" style:font-size-complex="12pt"/>
    </style:style>
    <style:style style:name="T61" style:family="text">
      <style:text-properties fo:font-size="12pt" officeooo:rsid="0054d4c6" style:font-size-asian="12pt" style:font-size-complex="12pt"/>
    </style:style>
    <style:style style:name="T62" style:family="text">
      <style:text-properties fo:font-size="7pt" officeooo:rsid="0024339b" style:font-size-asian="7pt" style:font-size-complex="7pt"/>
    </style:style>
    <style:style style:name="T63" style:family="text">
      <style:text-properties fo:font-size="7pt" officeooo:rsid="0027a659" style:font-size-asian="7pt" style:font-size-complex="7pt"/>
    </style:style>
    <style:style style:name="T64" style:family="text">
      <style:text-properties fo:font-size="7pt" officeooo:rsid="0050bdec" style:font-size-asian="7pt" style:font-size-complex="7pt"/>
    </style:style>
    <style:style style:name="T65" style:family="text">
      <style:text-properties officeooo:rsid="0021c746"/>
    </style:style>
    <style:style style:name="T66" style:family="text">
      <style:text-properties officeooo:rsid="002f1705"/>
    </style:style>
    <style:style style:name="T67" style:family="text">
      <style:text-properties officeooo:rsid="00221a71"/>
    </style:style>
    <style:style style:name="T68" style:family="text">
      <style:text-properties officeooo:rsid="00314a79"/>
    </style:style>
    <style:style style:name="T69" style:family="text">
      <style:text-properties style:font-name="cmsy10" officeooo:rsid="00314a79"/>
    </style:style>
    <style:style style:name="T70" style:family="text">
      <style:text-properties style:font-name="cmsy10" fo:font-size="12pt" officeooo:rsid="00314a79" style:font-size-asian="12pt" style:font-size-complex="12pt"/>
    </style:style>
    <style:style style:name="T71" style:family="text">
      <style:text-properties officeooo:rsid="0028c33a"/>
    </style:style>
    <style:style style:name="T72" style:family="text">
      <style:text-properties officeooo:rsid="002dc74d"/>
    </style:style>
    <style:style style:name="T73" style:family="text">
      <style:text-properties officeooo:rsid="00297950"/>
    </style:style>
    <style:style style:name="T74" style:family="text">
      <style:text-properties officeooo:rsid="00350cb1"/>
    </style:style>
    <style:style style:name="T75" style:family="text">
      <style:text-properties officeooo:rsid="00373a24"/>
    </style:style>
    <style:style style:name="T76" style:family="text">
      <style:text-properties officeooo:rsid="0038709f"/>
    </style:style>
    <style:style style:name="T77" style:family="text">
      <style:text-properties officeooo:rsid="003a0f6f"/>
    </style:style>
    <style:style style:name="T78" style:family="text">
      <style:text-properties officeooo:rsid="003f053f"/>
    </style:style>
    <style:style style:name="T79" style:family="text">
      <style:text-properties officeooo:rsid="003fa82e"/>
    </style:style>
    <style:style style:name="T80" style:family="text">
      <style:text-properties officeooo:rsid="004487d9"/>
    </style:style>
    <style:style style:name="T81" style:family="text">
      <style:text-properties officeooo:rsid="004932e8"/>
    </style:style>
    <style:style style:name="T82" style:family="text">
      <style:text-properties officeooo:rsid="004b717e"/>
    </style:style>
    <style:style style:name="T83" style:family="text">
      <style:text-properties officeooo:rsid="004e53b9"/>
    </style:style>
    <style:style style:name="T84" style:family="text">
      <style:text-properties officeooo:rsid="0050bdec"/>
    </style:style>
    <style:style style:name="T85" style:family="text">
      <style:text-properties fo:font-size="9pt" officeooo:rsid="0050bdec" style:font-size-asian="9pt" style:font-size-complex="9pt"/>
    </style:style>
    <style:style style:name="T86" style:family="text">
      <style:text-properties fo:font-size="16pt" officeooo:rsid="0050bdec" style:font-size-asian="16pt" style:font-size-complex="16pt"/>
    </style:style>
    <style:style style:name="T87" style:family="text">
      <style:text-properties officeooo:rsid="0052ab9a"/>
    </style:style>
    <style:style style:name="T88" style:family="text">
      <style:text-properties officeooo:rsid="0053bc11"/>
    </style:style>
    <style:style style:name="T89" style:family="text">
      <style:text-properties officeooo:rsid="00560c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Lockman</text:p>
      <text:p text:style-name="P1">HW6</text:p>
      <text:p text:style-name="P1">Database <text:span text:style-name="T76">Systems</text:span></text:p>
      <text:p text:style-name="P1"/>
      <text:p text:style-name="P1"/>
      <text:p text:style-name="P77"><text:span text:style-name="T76"><text:tab/>KEYS: <text:s text:c="6"/>sigma = </text:span><text:span text:style-name="T38">O</text:span><text:span text:style-name="T32">~ <text:s text:c="4"/></text:span><text:span text:style-name="T55">aggregate = </text:span><text:span text:style-name="T70">=</text:span><text:span text:style-name="T55"> <text:s text:c="5"/>join = |&gt;&lt;| <text:s text:c="5"/></text:span><text:span text:style-name="T61">project = <text:s/></text:span><text:span text:style-name="T37">π</text:span></text:p>
      <text:p text:style-name="P1">6.18</text:p>
      <text:p text:style-name="P1">a.</text:p>
      <text:p text:style-name="P2"><text:tab/><text:span text:style-name="T65">SHARP <text:s text:c="2"/></text:span><text:span text:style-name="T34">← </text:span><text:span text:style-name="T38">O</text:span><text:span text:style-name="T32">~</text:span><text:span text:style-name="T3"> </text:span><text:span text:style-name="T4">Branch_Name</text:span><text:span text:style-name="T3">=</text:span><text:span text:style-name="T7">'</text:span><text:span text:style-name="T4">Sharps</text:span><text:span text:style-name="T5">t</text:span><text:span text:style-name="T4">own</text:span><text:span text:style-name="T7">'</text:span><text:span text:style-name="T3"> </text:span><text:span text:style-name="T32">(</text:span><text:span text:style-name="T33">LIBRARY_BRANCH)</text:span></text:p>
      <text:p text:style-name="P3"><text:span text:style-name="T34"><text:tab/></text:span><text:span text:style-name="T35">TRIBE</text:span><text:span text:style-name="T34"> <text:s text:c="3"/>← </text:span><text:span text:style-name="T38">O</text:span><text:span text:style-name="T32">~</text:span><text:span text:style-name="T3"> </text:span><text:span text:style-name="T6">Title</text:span><text:span text:style-name="T3">=</text:span><text:span text:style-name="T7">'</text:span><text:span text:style-name="T6">The Lost Tribe</text:span><text:span text:style-name="T7">'</text:span><text:span text:style-name="T3"> </text:span><text:span text:style-name="T32">(</text:span><text:span text:style-name="T35">BOOK</text:span><text:span text:style-name="T33">)</text:span></text:p>
      <text:p text:style-name="P3"><text:span text:style-name="T33"><text:tab/></text:span><text:span text:style-name="T35">RESULT</text:span><text:span text:style-name="T34"> ← </text:span><text:span text:style-name="T38">O</text:span><text:span text:style-name="T32">~</text:span><text:span text:style-name="T3"> </text:span><text:span text:style-name="T6">Branch_id=SHARP.Branch_id <text:s/>AND <text:s/>Book_id = TRIBE.Book_id </text:span><text:span text:style-name="T32">(</text:span><text:span text:style-name="T35">BOOK_COPY</text:span><text:span text:style-name="T33">)</text:span></text:p>
      <text:p text:style-name="P19"/>
      <text:p text:style-name="P3"><text:span text:style-name="T33"><text:tab/></text:span><text:span text:style-name="T54">Book_id | Branch_id | No_of_copies</text:span></text:p>
      <text:p text:style-name="P45"><text:tab/> <text:s/>45362 <text:s text:c="8"/>062 <text:s text:c="16"/>21</text:p>
      <text:p text:style-name="P19"/>
      <text:p text:style-name="P3"><text:span text:style-name="T33"><text:tab/></text:span><text:span text:style-name="T48">SELECT * AS SHARP</text:span></text:p>
      <text:p text:style-name="P47"><text:tab/>FROM LIBRARY_BRANCH</text:p>
      <text:p text:style-name="P47"><text:tab/>WHERE Branch_Name = 'Sharpstown';</text:p>
      <text:p text:style-name="P47"/>
      <text:p text:style-name="P47"><text:tab/>SELECT * AS TRIBE</text:p>
      <text:p text:style-name="P47"><text:tab/>FROM BOOK</text:p>
      <text:p text:style-name="P47"><text:tab/>WHERE Title = 'The Lost Tribe';</text:p>
      <text:p text:style-name="P47"/>
      <text:p text:style-name="P47"><text:tab/>SELECT * AS RESULT</text:p>
      <text:p text:style-name="P47"><text:tab/>FROM BOOK_COPY</text:p>
      <text:p text:style-name="P47"><text:tab/>WHERE Branch_id = SHARP.Branch_id</text:p>
      <text:p text:style-name="P47"><text:tab/><text:tab/> <text:s text:c="3"/>AND</text:p>
      <text:p text:style-name="P47"><text:tab/><text:tab/> <text:s text:c="3"/>Book_id = TRIBE.Book_id;</text:p>
      <text:p text:style-name="P47"/>
      <text:p text:style-name="P47"/>
      <text:p text:style-name="P19">b.</text:p>
      <text:p text:style-name="P4"><text:span text:style-name="T35"><text:tab/>TRIBE</text:span><text:span text:style-name="T34"> <text:s text:c="3"/>← </text:span><text:span text:style-name="T38">O</text:span><text:span text:style-name="T32">~</text:span><text:span text:style-name="T3"> </text:span><text:span text:style-name="T6">Title</text:span><text:span text:style-name="T3">=</text:span><text:span text:style-name="T7">'</text:span><text:span text:style-name="T6">The Lost Tribe</text:span><text:span text:style-name="T7">'</text:span><text:span text:style-name="T3"> </text:span><text:span text:style-name="T32">(</text:span><text:span text:style-name="T35">BOOK</text:span><text:span text:style-name="T33">)</text:span></text:p>
      <text:p text:style-name="P14"><text:span text:style-name="T36"><text:tab/>RESULT</text:span><text:span text:style-name="T34"> ← </text:span><text:span text:style-name="T51">TRIBE</text:span><text:span text:style-name="T1"> |&gt;&lt;|</text:span><text:span text:style-name="T3"> </text:span><text:span text:style-name="T23">TRIBE.Book_id = BOOK_COPY.Book_id</text:span><text:span text:style-name="T3"> </text:span><text:span text:style-name="T47">BOOK_</text:span><text:span text:style-name="T51">COPY</text:span></text:p>
      <text:p text:style-name="P48"/>
      <text:p text:style-name="P14"><text:span text:style-name="T51"><text:tab/></text:span><text:span text:style-name="T56">Book_id | <text:s text:c="8"/>Title <text:s text:c="10"/>| Publisher_name | Branch_id | No_of_copies</text:span></text:p>
      <text:p text:style-name="P3"><text:span text:style-name="T47"><text:tab/> <text:s/></text:span><text:span text:style-name="T56">45362 <text:s text:c="4"/>The Lost Tribe <text:s text:c="8"/>Roy Henz<text:tab/> <text:s text:c="6"/>062<text:tab/> <text:s text:c="6"/>21</text:span></text:p>
      <text:p text:style-name="P49"><text:tab/> <text:s/>45362 <text:s text:c="4"/>The Lost Tribe <text:s text:c="8"/>Roy Henz <text:s text:c="11"/>071 <text:s text:c="17"/>10</text:p>
      <text:p text:style-name="P49"/>
      <text:p text:style-name="P3"><text:span text:style-name="T47"><text:tab/></text:span><text:span text:style-name="T48">SELECT * AS TRIBE</text:span></text:p>
      <text:p text:style-name="P47"><text:tab/>FROM BOOK</text:p>
      <text:p text:style-name="P3"><text:span text:style-name="T48"><text:tab/>WHERE Title = 'The Lost Tribe</text:span><text:span text:style-name="T51">'</text:span><text:span text:style-name="T48">;</text:span></text:p>
      <text:p text:style-name="P47"><text:tab/></text:p>
      <text:p text:style-name="P47"><text:tab/>SELECT * AS RESULT</text:p>
      <text:p text:style-name="P3"><text:span text:style-name="T48"><text:tab/>FROM </text:span><text:span text:style-name="T51">TRIBE</text:span></text:p>
      <text:p text:style-name="P40"><text:span text:style-name="T51"><text:tab/>I</text:span><text:span text:style-name="T31">NNER JOIN BOOK_COPY</text:span></text:p>
      <text:p text:style-name="P3"><text:span text:style-name="T48"><text:tab/></text:span><text:span text:style-name="T51">ON</text:span><text:span text:style-name="T48"> </text:span><text:span text:style-name="T51">TRIBE.</text:span><text:span text:style-name="T48">Book_id = </text:span><text:span text:style-name="T51">BOOK_COPY</text:span><text:span text:style-name="T48">.Book_id;</text:span></text:p>
      <text:p text:style-name="P47"/>
      <text:p text:style-name="P47"/>
      <text:p text:style-name="P19"/>
      <text:p text:style-name="P19"/>
      <text:p text:style-name="P19"/>
      <text:p text:style-name="P19"/>
      <text:p text:style-name="P19"><text:soft-page-break/>c.</text:p>
      <text:p text:style-name="P9"><text:span text:style-name="T33"><text:tab/></text:span><text:span text:style-name="T36">RESULT</text:span><text:span text:style-name="T34"> ← </text:span><text:span text:style-name="T36">BARR</text:span><text:span text:style-name="T37">O</text:span><text:span text:style-name="T36">WER</text:span><text:span text:style-name="T1"> |&gt;&lt;|</text:span><text:span text:style-name="T3"> </text:span><text:span text:style-name="T7">BARROWER.Card_no</text:span><text:span text:style-name="T62">≠</text:span><text:span text:style-name="T7"> BOOK_LOANS.Card_no</text:span><text:span text:style-name="T3"> </text:span><text:span text:style-name="T31">BOOK_</text:span><text:span text:style-name="T37">LOANS</text:span></text:p>
      <text:p text:style-name="P17"><text:span text:style-name="T37"><text:tab/>π </text:span><text:span text:style-name="T26">Card_no, Name</text:span><text:span text:style-name="T3"> </text:span><text:span text:style-name="T56">(RESULT)</text:span></text:p>
      <text:p text:style-name="P50"/>
      <text:p text:style-name="P9"><text:span text:style-name="T37"><text:tab/></text:span><text:span text:style-name="T54">or you could </text:span><text:span text:style-name="T56">use</text:span><text:span text:style-name="T54">:</text:span></text:p>
      <text:p text:style-name="P46"/>
      <text:p text:style-name="P9"><text:span text:style-name="T37"><text:tab/></text:span><text:span text:style-name="T47">RESULT ← BARROWER – BOOK_LOANS</text:span></text:p>
      <text:p text:style-name="P53"/>
      <text:p text:style-name="P9"><text:span text:style-name="T47"><text:tab/></text:span><text:span text:style-name="T56">Card_no <text:s text:c="2"/>| <text:s text:c="6"/>Name</text:span></text:p>
      <text:p text:style-name="P51"><text:tab/> <text:s text:c="3"/>212 <text:s text:c="8"/>Bob Myer</text:p>
      <text:p text:style-name="P51"><text:tab/> <text:s text:c="3"/>161 <text:s text:c="8"/>Ryan Lockman</text:p>
      <text:p text:style-name="P53"/>
      <text:p text:style-name="P9"><text:span text:style-name="T47"><text:tab/></text:span><text:span text:style-name="T49">SELECT * AS RESULT</text:span></text:p>
      <text:p text:style-name="P54"><text:tab/>FROM BARROWERS</text:p>
      <text:p text:style-name="P54"><text:tab/>INNER JOIN BOOK_LOANS</text:p>
      <text:p text:style-name="P13"><text:span text:style-name="T49"><text:tab/>ON BARROWER.Card_no </text:span><text:span text:style-name="T37">≠ </text:span><text:span text:style-name="T49">BOOK_LOANS.Card_no;</text:span></text:p>
      <text:p text:style-name="P37"/>
      <text:p text:style-name="P13"><text:span text:style-name="T49"><text:tab/></text:span><text:span text:style-name="T56">SELECT DISTINCT RESULT.Card_no, RESULT.Name</text:span></text:p>
      <text:p text:style-name="P52"><text:tab/>FROM RESULT;</text:p>
      <text:p text:style-name="P19"/>
      <text:p text:style-name="P19">d.</text:p>
      <text:p text:style-name="P5"><text:span text:style-name="T34"><text:tab/>SHARP <text:s text:c="15"/>← </text:span><text:span text:style-name="T38">O</text:span><text:span text:style-name="T32">~</text:span><text:span text:style-name="T3"> </text:span><text:span text:style-name="T4">Branch_Name</text:span><text:span text:style-name="T3">=</text:span><text:span text:style-name="T7">'</text:span><text:span text:style-name="T4">Sharps</text:span><text:span text:style-name="T5">t</text:span><text:span text:style-name="T4">own</text:span><text:span text:style-name="T7">'</text:span><text:span text:style-name="T3"> </text:span><text:span text:style-name="T32">(</text:span><text:span text:style-name="T33">LIBRARY_BRANCH)</text:span></text:p>
      <text:p text:style-name="P6"><text:tab/><text:span text:style-name="T66">S_</text:span><text:span text:style-name="T39">BOOKS_OUT</text:span><text:span text:style-name="T34"> ← </text:span><text:span text:style-name="T38">O</text:span><text:span text:style-name="T32">~</text:span><text:span text:style-name="T3"> </text:span><text:span text:style-name="T7">Branch_id</text:span><text:span text:style-name="T62">=</text:span><text:span text:style-name="T7"> </text:span><text:span text:style-name="T8">SHARP</text:span><text:span text:style-name="T7">.Branch_id <text:s/>AN</text:span><text:span text:style-name="T9">D </text:span><text:span text:style-name="T8">Due</text:span><text:span text:style-name="T7">_date=</text:span><text:span text:style-name="T8">'2014-04-07'</text:span><text:span text:style-name="T39">(B</text:span><text:span text:style-name="T35">OOK_</text:span><text:span text:style-name="T37">LOANS</text:span><text:span text:style-name="T39">)</text:span></text:p>
      <text:p text:style-name="P29"/>
      <text:p text:style-name="P6"><text:span text:style-name="T39"><text:tab/></text:span><text:span text:style-name="T46">Bar_S_BOOKS_OUT</text:span><text:span text:style-name="T34"> ← </text:span><text:span text:style-name="T50">S_BOOKS_OUT</text:span><text:span text:style-name="T1"> |&gt;&lt;|</text:span><text:span text:style-name="T3"> </text:span><text:span text:style-name="T22">S_BOOKS_OUT</text:span><text:span text:style-name="T7">.Card_no</text:span><text:span text:style-name="T63">=</text:span><text:span text:style-name="T7">B</text:span><text:span text:style-name="T22">ARROWER.</text:span><text:span text:style-name="T7">Card_no</text:span><text:span text:style-name="T3"> </text:span><text:span text:style-name="T50">BARROWER</text:span></text:p>
      <text:p text:style-name="P8"><text:span text:style-name="T36"><text:tab/>RESULT</text:span><text:span text:style-name="T41"> <text:s text:c="6"/></text:span><text:span text:style-name="T34"><text:s text:c="15"/>← </text:span><text:span text:style-name="T46">Bar_S_BOOKS_OUT</text:span><text:span text:style-name="T1"> |&gt;&lt;|</text:span><text:span text:style-name="T3"> </text:span><text:span text:style-name="T14">Bar_S_BOOKS_OUT</text:span><text:span text:style-name="T7">.</text:span><text:span text:style-name="T9">Book_id</text:span><text:span text:style-name="T63">=</text:span><text:span text:style-name="T7">BOOK.</text:span><text:span text:style-name="T9">Book_id</text:span><text:span text:style-name="T3"> </text:span><text:span text:style-name="T35">BOOK</text:span></text:p>
      <text:p text:style-name="P15"><text:span text:style-name="T35"><text:tab/>π </text:span><text:span text:style-name="T6">N</text:span><text:span text:style-name="T2">ame,Address,Title</text:span><text:span text:style-name="T3"> </text:span><text:span text:style-name="T32">(</text:span><text:span text:style-name="T35">RESULT</text:span><text:span text:style-name="T33">)</text:span></text:p>
      <text:p text:style-name="P19"/>
      <text:p text:style-name="P19"><text:tab/><text:span text:style-name="T80">Title <text:s text:c="9"/>| <text:s text:c="5"/>Name <text:s text:c="12"/>| <text:s text:c="5"/>Address</text:span></text:p>
      <text:p text:style-name="P57"><text:tab/>The Wolf <text:s text:c="4"/>Ryan Lockman <text:s text:c="4"/>462 South St</text:p>
      <text:p text:style-name="P57"><text:tab/>My Way <text:s text:c="5"/>Ben Stills <text:s text:c="13"/>212 N Mine St</text:p>
      <text:p text:style-name="P19"/>
      <text:p text:style-name="P19"><text:tab/><text:span text:style-name="T77">SELECT * AS SHARP</text:span></text:p>
      <text:p text:style-name="P56"><text:tab/>FROM LIBRARY_BRANCH</text:p>
      <text:p text:style-name="P56"><text:tab/>WHERE Branch_Name = 'Sharpstown';</text:p>
      <text:p text:style-name="P56"><text:tab/></text:p>
      <text:p text:style-name="P56"><text:tab/>SELECT * AS S_BOOKS_OUT</text:p>
      <text:p text:style-name="P56"><text:tab/>FROM BOOK_LOANS</text:p>
      <text:p text:style-name="P37"><text:tab/>WHERE Branch_id = SHARP.Branch_id</text:p>
      <text:p text:style-name="P37"><text:s text:c="27"/>AND</text:p>
      <text:p text:style-name="P37"><text:tab/><text:tab/> <text:s text:c="2"/>Due_date = '2014-04-07';</text:p>
      <text:p text:style-name="P37"/>
      <text:p text:style-name="P37"><text:tab/>SELECT * <text:span text:style-name="T78">AS Bar_S_BOOKS_OUT</text:span></text:p>
      <text:p text:style-name="P58"><text:tab/>FROM S_BOOKS_OUT</text:p>
      <text:p text:style-name="P58"><text:tab/>INNER JOIN BARROWER</text:p>
      <text:p text:style-name="P38"><text:tab/>ON S_BOOKS_OUT.Card_no = BARROWER.Card_no;</text:p>
      <text:p text:style-name="P38"/>
      <text:p text:style-name="P38"><text:tab/>SELECT * AS RESULT</text:p>
      <text:p text:style-name="P38"><text:tab/>FROM BAR_S_BOOKS_OUT</text:p>
      <text:p text:style-name="P38"><text:tab/>INNER JOIN BOOK</text:p>
      <text:p text:style-name="P38"><text:tab/>ON BAR_S_BOOKS_OUT.Book_id = BOOK.Book_id;</text:p>
      <text:p text:style-name="P37"/>
      <text:p text:style-name="P37"><text:soft-page-break/><text:tab/><text:span text:style-name="T89">SELECT DISTINCT RESULT.Name, RESULT.Address, RESULT.Title</text:span></text:p>
      <text:p text:style-name="P37"><text:span text:style-name="T89"><text:tab/>FROM RESULT;</text:span></text:p>
      <text:p text:style-name="P37"/>
      <text:p text:style-name="P19">e.</text:p>
      <text:p text:style-name="P7"><text:span text:style-name="T36"><text:tab/></text:span><text:span text:style-name="T41">LIB_OUT</text:span><text:span text:style-name="T50">S</text:span><text:span text:style-name="T34"> <text:s/>← </text:span><text:span text:style-name="T40">LIBRARY_BRANCH</text:span><text:span text:style-name="T1"> |&gt;&lt;|</text:span><text:span text:style-name="T3"> </text:span><text:span text:style-name="T9">LIBRARY_BRANCH.Branch_no</text:span><text:span text:style-name="T63">=</text:span><text:span text:style-name="T7"> BOOK_LOANS.</text:span><text:span text:style-name="T9">Branch</text:span><text:span text:style-name="T7">_no</text:span><text:span text:style-name="T3"> </text:span><text:span text:style-name="T35">BOOK_</text:span><text:span text:style-name="T40">LOANS</text:span></text:p>
      <text:p text:style-name="P8"><text:span text:style-name="T41"><text:tab/></text:span><text:span text:style-name="T46">LIB_OUT</text:span><text:span text:style-name="T50">S</text:span><text:span text:style-name="T46">_COPIES</text:span><text:span text:style-name="T41"> </text:span><text:span text:style-name="T34">← </text:span><text:span text:style-name="T40">L</text:span><text:span text:style-name="T41">IB_OUT</text:span><text:span text:style-name="T50">S </text:span><text:span text:style-name="T1">|&gt;&lt;|</text:span><text:span text:style-name="T3"> </text:span><text:span text:style-name="T9">LIB_OUT</text:span><text:span text:style-name="T22">S.</text:span><text:span text:style-name="T9">Branch_no</text:span><text:span text:style-name="T63">=</text:span><text:span text:style-name="T7"> </text:span><text:span text:style-name="T9">BOOK_COPIES</text:span><text:span text:style-name="T7">.</text:span><text:span text:style-name="T9">Branch</text:span><text:span text:style-name="T7">_no</text:span><text:span text:style-name="T3"> </text:span><text:span text:style-name="T35">BOOK_</text:span><text:span text:style-name="T41">COPIES</text:span></text:p>
      <text:p text:style-name="P27"><text:span text:style-name="T17"><text:tab/></text:span><text:span text:style-name="T27">Branch</text:span><text:span text:style-name="T17">_n</text:span><text:span text:style-name="T27">ame</text:span><text:span text:style-name="T17"> <text:s/></text:span><text:span text:style-name="T69">=</text:span><text:span text:style-name="T67"> </text:span><text:span text:style-name="T27">SUM </text:span><text:span text:style-name="T28">No_of_copies</text:span><text:span text:style-name="T3"> </text:span><text:span text:style-name="T71">(LIB_OUTS_COPIES)</text:span></text:p>
      <text:p text:style-name="P15"><text:span text:style-name="T31"><text:tab/>π </text:span><text:span text:style-name="T13">Branch_name,</text:span><text:span text:style-name="T27">SUM_</text:span><text:span text:style-name="T2">No_of_copies</text:span><text:span text:style-name="T3"> </text:span><text:span text:style-name="T32">(</text:span><text:span text:style-name="T46">LIB_OUT</text:span><text:span text:style-name="T50">S</text:span><text:span text:style-name="T46">_COPIES</text:span><text:span text:style-name="T33">)</text:span></text:p>
      <text:p text:style-name="P43"/>
      <text:p text:style-name="P15"><text:span text:style-name="T33"><text:tab/></text:span><text:span text:style-name="T57">Branch_name <text:s/>| <text:s/></text:span><text:span text:style-name="T58">SUM_</text:span><text:span text:style-name="T57">No_of_copies</text:span></text:p>
      <text:p text:style-name="P15"><text:span text:style-name="T33"><text:tab/> <text:s text:c="4"/></text:span><text:span text:style-name="T59">Central <text:s text:c="20"/>1265</text:span></text:p>
      <text:p text:style-name="P60"><text:tab/> <text:s/>Sharpstown<text:tab/><text:tab/> <text:s/>2364</text:p>
      <text:p text:style-name="P60"/>
      <text:p text:style-name="P15"><text:span text:style-name="T33"><text:tab/></text:span><text:span text:style-name="T52">SELECT * AS LIB_OUTS</text:span></text:p>
      <text:p text:style-name="P59"><text:tab/>FROM LIBRARY_BRANCH</text:p>
      <text:p text:style-name="P59"><text:tab/>INNER JOIN BOOK_LOANS</text:p>
      <text:p text:style-name="P59"><text:tab/>ON LIBRARY_BRANCH.Branch_no = BOOK_LOANS.Branch_no;</text:p>
      <text:p text:style-name="P59"/>
      <text:p text:style-name="P59"><text:tab/>SELECT * AS LIB_OUTS_COPIES</text:p>
      <text:p text:style-name="P59"><text:tab/>FROM LIB_OUTS</text:p>
      <text:p text:style-name="P59"><text:tab/>INNER JOIN BOOK_COPIES</text:p>
      <text:p text:style-name="P15"><text:span text:style-name="T52"><text:tab/>ON LIB_OUTS.B</text:span><text:span text:style-name="T53">ra</text:span><text:span text:style-name="T52">nch_no = BOOK_COPIES.Branch_no;</text:span></text:p>
      <text:p text:style-name="P59"/>
      <text:p text:style-name="P18"><text:span text:style-name="T52"><text:tab/></text:span><text:span text:style-name="T53">SELECT </text:span><text:span text:style-name="T58">SUM</text:span><text:span text:style-name="T53">(</text:span><text:span text:style-name="T58">No_of_copies</text:span><text:span text:style-name="T53">)</text:span></text:p>
      <text:p text:style-name="P61"><text:tab/>FROM LIB_OUTS_COPIES</text:p>
      <text:p text:style-name="P61"><text:tab/>GROUP BY Branch_name;</text:p>
      <text:p text:style-name="P59"/>
      <text:p text:style-name="P15"><text:span text:style-name="T52"><text:tab/></text:span><text:span text:style-name="T53">SELECT DISTINCT LIB_OUTS_COPIES.Branch_name, <text:tab/><text:tab/><text:tab/><text:tab/><text:tab/><text:tab/><text:tab/><text:tab/>LIB_OUTS_COPIES.</text:span><text:span text:style-name="T58">SUM_</text:span><text:span text:style-name="T53">No_of_copies</text:span></text:p>
      <text:p text:style-name="P62"><text:tab/>FROM LIB_OUTS_COPIES;</text:p>
      <text:p text:style-name="P19"/>
      <text:p text:style-name="P26">f.</text:p>
      <text:p text:style-name="P20"><text:tab/><text:span text:style-name="T68">BAR_BOOK_OUT ← BARROWER</text:span><text:span text:style-name="T1">|&gt;&lt;|</text:span><text:span text:style-name="T3"> </text:span><text:span text:style-name="T15">BARROWER.Card_no = BOOK_LOANS.Card_no</text:span><text:span text:style-name="T3"> </text:span><text:span text:style-name="T67">BOOK_LOANS</text:span></text:p>
      <text:p text:style-name="P25"><text:span text:style-name="T67"><text:tab/></text:span><text:span text:style-name="T17">Card_no <text:s/></text:span><text:span text:style-name="T69">=</text:span><text:span text:style-name="T67"> </text:span><text:span text:style-name="T16">COUNT </text:span><text:span text:style-name="T22">Book_id</text:span><text:span text:style-name="T3"> </text:span><text:span text:style-name="T71">(BAR_BOOK_OUT)</text:span></text:p>
      <text:p text:style-name="P24"><text:span text:style-name="T71"><text:tab/>BAR_MORE_5 ← O~</text:span><text:span text:style-name="T3"> </text:span><text:span text:style-name="T17">COUNT_</text:span><text:span text:style-name="T22">Book_id</text:span><text:span text:style-name="T17"> &gt; 5</text:span><text:span text:style-name="T3"> </text:span><text:span text:style-name="T71">(BAR_BOOK_OUT</text:span>)</text:p>
      <text:p text:style-name="P39"><text:tab/>π <text:span text:style-name="T25">Name,Address,COUNT_Book_id</text:span><text:span text:style-name="T3"> </text:span><text:span text:style-name="T71">(BAR_MORE_5)</text:span></text:p>
      <text:p text:style-name="P24"/>
      <text:p text:style-name="P24"><text:tab/><text:span text:style-name="T81">Name <text:s text:c="10"/>| Address <text:s text:c="10"/>| COUNT_Book_id</text:span></text:p>
      <text:p text:style-name="P67"><text:tab/>Ben Small <text:s text:c="5"/>121 S High <text:s text:c="21"/>6</text:p>
      <text:p text:style-name="P67"><text:tab/>Ryan Sans <text:s text:c="5"/>216 N Moore <text:s text:c="18"/>9</text:p>
      <text:p text:style-name="P24"/>
      <text:p text:style-name="P24"><text:tab/><text:span text:style-name="T79">SELECT * AS BAR_BOOK_OUT</text:span></text:p>
      <text:p text:style-name="P63"><text:tab/>FROM BARROWER</text:p>
      <text:p text:style-name="P63"><text:tab/>INNER JOIN BOOK_LOANS</text:p>
      <text:p text:style-name="P63"><text:tab/>ON BARROWER.Card_no = BOOK_LOANS.Card_no;</text:p>
      <text:p text:style-name="P24"/>
      <text:p text:style-name="P63"><text:tab/>SELECT COUNT(Book_id)</text:p>
      <text:p text:style-name="P63"><text:tab/>FROM BAR_BOOK_OUT</text:p>
      <text:p text:style-name="P63"><text:tab/>GROUP BY Card_no;</text:p>
      <text:p text:style-name="P24"/>
      <text:p text:style-name="P66"><text:tab/></text:p>
      <text:p text:style-name="P66"><text:soft-page-break/><text:tab/>SELECT * AS BAR_MORE_5</text:p>
      <text:p text:style-name="P63"><text:tab/>FROM BAR_BOOK_OUT</text:p>
      <text:p text:style-name="P63"><text:tab/>WHERE COUNT_Book_id &gt; 5;</text:p>
      <text:p text:style-name="P24"/>
      <text:p text:style-name="P63"><text:tab/>SELECT DISTINCT BAR_MORE_5.Name, BAR_MORE_5.Address, <text:tab/><text:tab/><text:tab/><text:tab/><text:tab/><text:tab/> <text:s text:c="10"/>BAR_MORE_5.COUNT_Book_id</text:p>
      <text:p text:style-name="P63"><text:tab/>FROM BAR_MORE_5;</text:p>
      <text:p text:style-name="P19"/>
      <text:p text:style-name="P19">g.</text:p>
      <text:p text:style-name="P10"><text:span text:style-name="T42"><text:tab/>KING</text:span><text:span text:style-name="T34"> <text:s text:c="16"/>← </text:span><text:span text:style-name="T38">O</text:span><text:span text:style-name="T32">~</text:span><text:span text:style-name="T3"> </text:span><text:span text:style-name="T10">Author</text:span><text:span text:style-name="T4">_Name</text:span><text:span text:style-name="T3">=</text:span><text:span text:style-name="T7">'</text:span><text:span text:style-name="T10">Stephan King</text:span><text:span text:style-name="T7">'</text:span><text:span text:style-name="T3"> </text:span><text:span text:style-name="T32">(</text:span><text:span text:style-name="T42">BOOK_AUTHORS</text:span><text:span text:style-name="T33">)</text:span></text:p>
      <text:p text:style-name="P11"><text:span text:style-name="T33"><text:tab/></text:span><text:span text:style-name="T43">KING_BOOKS</text:span><text:span text:style-name="T34"> ← </text:span><text:span text:style-name="T43">KING</text:span><text:span text:style-name="T1"> |&gt;&lt;|</text:span><text:span text:style-name="T3"> </text:span><text:span text:style-name="T11">K</text:span><text:span text:style-name="T24">ING</text:span><text:span text:style-name="T11">.Book_id</text:span><text:span text:style-name="T63">=</text:span><text:span text:style-name="T7">BOOK</text:span><text:span text:style-name="T9">.</text:span><text:span text:style-name="T11">Book_id </text:span><text:span text:style-name="T31">BOOK</text:span></text:p>
      <text:p text:style-name="P30"/>
      <text:p text:style-name="P12"><text:span text:style-name="T31"><text:tab/></text:span><text:span text:style-name="T42">CEN</text:span><text:span text:style-name="T50">T</text:span><text:span text:style-name="T34"> <text:s text:c="16"/>← </text:span><text:span text:style-name="T38">O</text:span><text:span text:style-name="T32">~</text:span><text:span text:style-name="T3"> </text:span><text:span text:style-name="T4">Branch_Name</text:span><text:span text:style-name="T3">=</text:span><text:span text:style-name="T7">'</text:span><text:span text:style-name="T10">Central</text:span><text:span text:style-name="T7">'</text:span><text:span text:style-name="T3"> </text:span><text:span text:style-name="T32">(</text:span><text:span text:style-name="T33">LIBRARY_BRANCH</text:span><text:span text:style-name="T44">)</text:span></text:p>
      <text:p text:style-name="P12"><text:span text:style-name="T31"><text:tab/></text:span><text:span text:style-name="T45">CENT_BOOKS </text:span><text:span text:style-name="T44">← CEN</text:span><text:span text:style-name="T50">T</text:span><text:span text:style-name="T1"> |&gt;&lt;|</text:span><text:span text:style-name="T3"> </text:span><text:span text:style-name="T12">CENT</text:span><text:span text:style-name="T9">.Branch_no</text:span><text:span text:style-name="T63">=</text:span><text:span text:style-name="T7"> BOOK_</text:span><text:span text:style-name="T12">COPIES</text:span><text:span text:style-name="T7">.</text:span><text:span text:style-name="T9">Branch</text:span><text:span text:style-name="T7">_no</text:span><text:span text:style-name="T3"> </text:span><text:span text:style-name="T31">BOOK_</text:span><text:span text:style-name="T44">COPIES</text:span></text:p>
      <text:p text:style-name="P68"/>
      <text:p text:style-name="P12"><text:span text:style-name="T44"><text:tab/></text:span><text:span text:style-name="T45">CENT_KING</text:span><text:span text:style-name="T44"> <text:s text:c="4"/>← </text:span><text:span text:style-name="T50">CENT_BOOKS</text:span><text:span text:style-name="T1"> |&gt;&lt;|</text:span><text:span text:style-name="T3"> </text:span><text:span text:style-name="T13">CENT_BOOKS.</text:span><text:span text:style-name="T9">B</text:span><text:span text:style-name="T13">ook</text:span><text:span text:style-name="T9">_no</text:span><text:span text:style-name="T63">=</text:span><text:span text:style-name="T7"> </text:span><text:span text:style-name="T13">KING</text:span><text:span text:style-name="T7">_</text:span><text:span text:style-name="T13">BOOKS</text:span><text:span text:style-name="T7">.</text:span><text:span text:style-name="T9">B</text:span><text:span text:style-name="T13">ook</text:span><text:span text:style-name="T7">_no</text:span><text:span text:style-name="T3"> </text:span><text:span text:style-name="T44">KING_</text:span><text:span text:style-name="T45">BOOKS</text:span></text:p>
      <text:p text:style-name="P16"><text:span text:style-name="T45"><text:tab/>π </text:span><text:span text:style-name="T13">Title,No_of_copies</text:span><text:span text:style-name="T3"> </text:span><text:span text:style-name="T32">(</text:span><text:span text:style-name="T45">CENT_KING</text:span><text:span text:style-name="T33">)</text:span></text:p>
      <text:p text:style-name="P44"/>
      <text:p text:style-name="P16"><text:span text:style-name="T33"><text:tab/> <text:s text:c="3"/></text:span><text:span text:style-name="T60">Title <text:s text:c="17"/>| <text:s text:c="4"/>No_of_copies</text:span></text:p>
      <text:p text:style-name="P69"><text:tab/>The Lost Ship <text:s text:c="19"/>6</text:p>
      <text:p text:style-name="P69"><text:tab/>Stolen Art <text:s text:c="25"/>12</text:p>
      <text:p text:style-name="P44"/>
      <text:p text:style-name="P16"><text:span text:style-name="T33"><text:tab/></text:span><text:span text:style-name="T53">SELECT * AS KING</text:span></text:p>
      <text:p text:style-name="P64"><text:tab/>FROM BOOK_AUTHORS</text:p>
      <text:p text:style-name="P64"><text:tab/>WHERE Author_Name = 'Stephan King';</text:p>
      <text:p text:style-name="P64"/>
      <text:p text:style-name="P64"><text:tab/>SELECT * AS KING_BOOKS</text:p>
      <text:p text:style-name="P64"><text:tab/>FROM KING</text:p>
      <text:p text:style-name="P64"><text:tab/>INNER JOIN BOOK</text:p>
      <text:p text:style-name="P64"><text:tab/>ON KING.Book_id = BOOK.Book_id;</text:p>
      <text:p text:style-name="P64"/>
      <text:p text:style-name="P64"><text:tab/>SELECT * AS CENT</text:p>
      <text:p text:style-name="P64"><text:tab/>FROM LIBRARY_BRANCH</text:p>
      <text:p text:style-name="P64"><text:tab/>WHERE Branch_Name = 'Central';</text:p>
      <text:p text:style-name="P64"/>
      <text:p text:style-name="P64"><text:tab/>SELECT * AS CENT_BOOKS</text:p>
      <text:p text:style-name="P64"><text:tab/>FROM CENT</text:p>
      <text:p text:style-name="P64"><text:tab/>INNER JOIN BOOK_COPIES</text:p>
      <text:p text:style-name="P64"><text:tab/>ON CENT.Branch_no = BOOK_COPIES.Branch_no;</text:p>
      <text:p text:style-name="P64"/>
      <text:p text:style-name="P65"><text:tab/>SELECT * AS CENT_KING</text:p>
      <text:p text:style-name="P64"><text:tab/>FROM CENT_BOOKS</text:p>
      <text:p text:style-name="P64"><text:tab/>INNER JOIN KING_BOOKS</text:p>
      <text:p text:style-name="P64"><text:tab/>ON CENT_BOOKS.Book_no = KING_BOOKS.Book_no;</text:p>
      <text:p text:style-name="P64"/>
      <text:p text:style-name="P64"><text:tab/>SELECT DISTINCT CENT_KING.Title, CENT_KING.No_of_copies</text:p>
      <text:p text:style-name="P65"><text:tab/>FROM CENT_KING;</text:p>
      <text:p text:style-name="P41"><text:span text:style-name="T33">6.</text:span><text:span text:style-name="T35">19</text:span></text:p>
      <text:p text:style-name="P31">a.</text:p>
      <text:p text:style-name="P21"><text:span text:style-name="T71"><text:tab/>War_2 <text:s/>← O~</text:span><text:span text:style-name="T3"> </text:span><text:span text:style-name="T18">Warehouse# = '2'</text:span><text:span text:style-name="T3"> </text:span><text:span text:style-name="T71">(SHIPMENT</text:span>)</text:p>
      <text:p text:style-name="P21"><text:tab/><text:span text:style-name="T72">π </text:span><text:span text:style-name="T18">Order#,Ship_date</text:span><text:span text:style-name="T3"> </text:span><text:span text:style-name="T71">(War_2</text:span>)</text:p>
      <text:p text:style-name="P31"/>
      <text:p text:style-name="P31"><text:soft-page-break/><text:tab/><text:span text:style-name="T82">Order# <text:s/>| <text:s text:c="3"/>Ship_date</text:span></text:p>
      <text:p text:style-name="P31"><text:tab/> <text:s/><text:span text:style-name="T82">4213 <text:s text:c="5"/>2014-01-01</text:span></text:p>
      <text:p text:style-name="P70"><text:tab/> <text:s/>6215 <text:s text:c="5"/>2013-12-13</text:p>
      <text:p text:style-name="P31"/>
      <text:p text:style-name="P31">b.</text:p>
      <text:p text:style-name="P32"><text:span text:style-name="T73"><text:tab/>J_LOPEZ <text:s text:c="12"/>← O~</text:span><text:span text:style-name="T3"> </text:span><text:span text:style-name="T19">Cn</text:span><text:span text:style-name="T4">ame</text:span><text:span text:style-name="T3">=</text:span><text:span text:style-name="T7">'</text:span><text:span text:style-name="T19">Jose Lopez</text:span><text:span text:style-name="T7">'</text:span><text:span text:style-name="T3"> </text:span><text:span text:style-name="T71">(CUSTOMER)</text:span></text:p>
      <text:p text:style-name="P36"/>
      <text:p text:style-name="P32"><text:span text:style-name="T72"><text:tab/>JL_ORDERS <text:s text:c="6"/>← ORDER</text:span><text:span text:style-name="T1"> |&gt;&lt;|</text:span><text:span text:style-name="T3"> </text:span><text:span text:style-name="T19">ORDER.Cust# = J_LOPEZ.Cust#</text:span><text:span text:style-name="T3"> </text:span><text:span text:style-name="T74">J_LOPEZ</text:span></text:p>
      <text:p text:style-name="P75"><text:span text:style-name="T72"><text:tab/>JL_SHIPMENTS ← JL_ORDERS</text:span><text:span text:style-name="T1"> |&gt;&lt;|</text:span><text:span text:style-name="T3"> </text:span><text:span text:style-name="T30">JL_ORDERS.</text:span><text:span text:style-name="T19">Order# = </text:span><text:span text:style-name="T30">SHIPMENT.</text:span><text:span text:style-name="T20">Order</text:span><text:span text:style-name="T19">#</text:span><text:span text:style-name="T3"> </text:span><text:span text:style-name="T74">SHIPMENT</text:span></text:p>
      <text:p text:style-name="P22"><text:span text:style-name="T72"><text:tab/>π </text:span><text:span text:style-name="T20">Order#, Warehouse# </text:span><text:span text:style-name="T71">(JL_SHIPMENTS)</text:span></text:p>
      <text:p text:style-name="P22"/>
      <text:p text:style-name="P71"><text:tab/>Order# | Warehouse#</text:p>
      <text:p text:style-name="P71"><text:tab/> 6251 <text:s text:c="11"/>02</text:p>
      <text:p text:style-name="P71"><text:tab/> 1242 <text:s text:c="11"/>04</text:p>
      <text:p text:style-name="P32"/>
      <text:p text:style-name="P32">c.</text:p>
      <text:p text:style-name="P34"><text:tab/><text:span text:style-name="T88">CUST_ORDERS ← CUSTOMER</text:span><text:span text:style-name="T1"> |&gt;&lt;|</text:span><text:span text:style-name="T3"> </text:span><text:span text:style-name="T29">CUSTOMER</text:span><text:span text:style-name="T19">.</text:span><text:span text:style-name="T29">Cust</text:span><text:span text:style-name="T19"># = </text:span><text:span text:style-name="T29">ORDER.Cust</text:span><text:span text:style-name="T19">#</text:span><text:span text:style-name="T3"> </text:span><text:span text:style-name="T74">ORDER</text:span></text:p>
      <text:p text:style-name="P28"><text:span text:style-name="T17"><text:tab/></text:span><text:span text:style-name="T86">ρ</text:span><text:span text:style-name="T85">R</text:span><text:span text:style-name="T64">(</text:span><text:span text:style-name="T29">Cname, No_of_orders, Avg_order_amount</text:span><text:span text:style-name="T64">) </text:span><text:span text:style-name="T84">(</text:span><text:span text:style-name="T17">C</text:span><text:span text:style-name="T29">name</text:span><text:span text:style-name="T17"> <text:s/></text:span><text:span text:style-name="T69">=</text:span><text:span text:style-name="T67"> </text:span><text:span text:style-name="T16">COUNT </text:span><text:span text:style-name="T29">Order#, AVERAGE Ord_amt</text:span><text:span text:style-name="T3"> </text:span><text:span text:style-name="T71">(CUST_ORDERS))</text:span></text:p>
      <text:p text:style-name="P31"><text:tab/></text:p>
      <text:p text:style-name="P31"><text:tab/> <text:span text:style-name="T87">Cname <text:s text:c="7"/>| No_of_orders <text:s/>| <text:s/>Avg_order_amount</text:span></text:p>
      <text:p text:style-name="P73"><text:tab/>Ben Still <text:s text:c="16"/>6 <text:s text:c="20"/>$21.23</text:p>
      <text:p text:style-name="P73"><text:tab/>Ryan Moore <text:s text:c="10"/>4 <text:s text:c="20"/>$16.98</text:p>
      <text:p text:style-name="P31"/>
      <text:p text:style-name="P31">d.</text:p>
      <text:p text:style-name="P33"><text:tab/><text:span text:style-name="T75">SHIP_ORDERS <text:s text:c="10"/>← ORDER</text:span><text:span text:style-name="T1"> |&gt;&lt;|</text:span><text:span text:style-name="T3"> </text:span><text:span text:style-name="T19">ORDER.</text:span><text:span text:style-name="T21">Order</text:span><text:span text:style-name="T19"># = </text:span><text:span text:style-name="T21">SHIPMENT</text:span><text:span text:style-name="T19">.</text:span><text:span text:style-name="T21">Order</text:span><text:span text:style-name="T19">#</text:span><text:span text:style-name="T3"> </text:span><text:span text:style-name="T74">SHIPMENT</text:span></text:p>
      <text:p text:style-name="P33"><text:span text:style-name="T74"><text:tab/>OVERDUE_ORDERS ← O~</text:span><text:span text:style-name="T3"> </text:span><text:span text:style-name="T21">(Ship_date - Odate)</text:span><text:span text:style-name="T3"> </text:span><text:span text:style-name="T21">&gt; 30 <text:s/></text:span><text:span text:style-name="T71">(SHIP_ORDERS)</text:span></text:p>
      <text:p text:style-name="P33"/>
      <text:p text:style-name="P72"><text:tab/>Order# | <text:s text:c="5"/>Odate <text:s text:c="6"/>| Cust# | Ord_amt <text:s/>| Warehouse# | <text:s text:c="2"/>Ship_date</text:p>
      <text:p text:style-name="P72"><text:tab/> <text:s/>1212 <text:s text:c="4"/>2014-01-01 <text:s text:c="4"/>521 <text:s text:c="5"/>$62.62 <text:s text:c="12"/>02 <text:s text:c="11"/>2014-02-06</text:p>
      <text:p text:style-name="P72"><text:tab/> <text:s/>6231 <text:s text:c="4"/>2014 02-01 <text:s text:c="4"/>612<text:tab/> <text:s text:c="2"/>$13.23 <text:s text:c="12"/>06<text:tab/> <text:s text:c="7"/>2014-04-01</text:p>
      <text:p text:style-name="P31">e.</text:p>
      <text:p text:style-name="P33"><text:tab/><text:span text:style-name="T75">NEW_YORK <text:s text:c="13"/>← O~</text:span><text:span text:style-name="T3"> </text:span><text:span text:style-name="T21">City</text:span><text:span text:style-name="T3">=</text:span><text:span text:style-name="T7">'</text:span><text:span text:style-name="T21">New York</text:span><text:span text:style-name="T7">'</text:span><text:span text:style-name="T3"> </text:span><text:span text:style-name="T71">(WAREHOUSE)</text:span></text:p>
      <text:p text:style-name="P33"><text:span text:style-name="T75"><text:tab/>NY_SHIP_ORDERS <text:s/>← NEW_YORK</text:span><text:span text:style-name="T1"> |&gt;&lt;|</text:span><text:span text:style-name="T3"> </text:span><text:span text:style-name="T21">NEW_YORK</text:span><text:span text:style-name="T19">.</text:span><text:span text:style-name="T21">Warehouse</text:span><text:span text:style-name="T19"># = </text:span><text:span text:style-name="T21">SHIPMENT</text:span><text:span text:style-name="T19">.</text:span><text:span text:style-name="T21">Warehouse</text:span><text:span text:style-name="T19">#</text:span><text:span text:style-name="T3"> </text:span><text:span text:style-name="T74">SHIPMENT</text:span></text:p>
      <text:p text:style-name="P23"><text:span text:style-name="T72"><text:tab/>π </text:span><text:span text:style-name="T20">Order# </text:span><text:span text:style-name="T71">(NY_SHIP_ORDERS)</text:span></text:p>
      <text:p text:style-name="P23"/>
      <text:p text:style-name="P72"><text:tab/> <text:s/>Order#</text:p>
      <text:p text:style-name="P72"><text:tab/> <text:s text:c="2"/>3623</text:p>
      <text:p text:style-name="P35"><text:tab/> <text:s text:c="2"/><text:span text:style-name="T83">1731</text:span></text:p>
      <text:p text:style-name="P74"><text:tab/> <text:s text:c="2"/>5543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msy10" svg:font-family="cmsy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2:20:37.428002045</meta:creation-date>
    <dc:date>2014-04-08T14:53:46.855683383</dc:date>
    <meta:editing-duration>PT5H41M19S</meta:editing-duration>
    <meta:editing-cycles>30</meta:editing-cycles>
    <meta:generator>LibreOffice/4.1.0.4$Linux_X86_64 LibreOffice_project/410m0$Build-4</meta:generator>
    <meta:document-statistic meta:table-count="0" meta:image-count="0" meta:object-count="0" meta:page-count="5" meta:paragraph-count="186" meta:word-count="710" meta:character-count="6228" meta:non-whitespace-character-count="4726"/>
  </office:meta>
</office:document-meta>
</file>